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0.00pt" fo:font-weight="bold" fo:font-family="Arial" style:font-family-asian="Arial" style:font-family-complex="Arial" fo:background-color="transparent" style:use-window-font-color="true" fo:font-style="italic"/>
    </style:style>
    <style:style style:name="T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0.00pt" fo:font-weight="bold" fo:font-family="Arial" style:font-family-asian="Arial" style:font-family-complex="Arial" fo:background-color="transparent" style:use-window-font-color="true" fo:font-style="italic"/>
    </style:style>
    <style:style style:name="T1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left" fo:margin-top="8.50pt"/>
    </style:style>
    <style:style style:name="P4" style:family="paragraph">
      <style:paragraph-properties fo:line-height="100.00%" fo:text-align="justify" fo:margin-top="8.50pt"/>
    </style:style>
    <style:style style:name="P5" style:family="paragraph">
      <style:paragraph-properties fo:line-height="100.00%" fo:text-align="left" fo:margin-left="70.80pt" fo:text-indent="0.00pt"/>
    </style:style>
    <style:style style:name="P6" style:family="paragraph">
      <style:paragraph-properties fo:line-height="100.00%" fo:text-align="left" fo:margin-top="8.50pt"/>
    </style:style>
    <style:style style:name="P7" style:family="paragraph">
      <style:paragraph-properties fo:line-height="100.00%" fo:text-align="left" fo:margin-left="70.80pt" fo:text-indent="0.00pt"/>
    </style:style>
    <style:style style:name="P8" style:family="paragraph">
      <style:paragraph-properties fo:line-height="100.00%" fo:text-align="left" fo:margin-top="8.50pt"/>
    </style:style>
    <style:style style:name="P9" style:family="paragraph">
      <style:paragraph-properties fo:line-height="100.00%" fo:text-align="left" fo:margin-left="70.80pt" fo:text-indent="0.00pt"/>
    </style:style>
    <style:style style:name="P10" style:family="paragraph">
      <style:paragraph-properties fo:line-height="100.00%" fo:text-align="left" fo:margin-top="8.50pt"/>
    </style:style>
    <style:style style:name="P11" style:family="paragraph">
      <style:paragraph-properties fo:line-height="100.00%" fo:text-align="left" fo:margin-left="70.80pt" fo:text-indent="0.00pt"/>
    </style:style>
    <style:style style:name="P12" style:family="paragraph">
      <style:paragraph-properties fo:line-height="100.00%" fo:text-align="left" fo:margin-top="8.50pt"/>
    </style:style>
    <style:style style:name="P13" style:family="paragraph">
      <style:paragraph-properties fo:line-height="100.00%" fo:text-align="left" fo:margin-left="70.80pt" fo:text-indent="0.00pt"/>
    </style:style>
    <style:style style:name="P14" style:family="paragraph">
      <style:paragraph-properties fo:line-height="100.00%" fo:text-align="left" fo:margin-top="8.50pt"/>
    </style:style>
    <style:style style:name="P15" style:family="paragraph">
      <style:paragraph-properties fo:line-height="100.00%" fo:text-align="left" fo:margin-left="70.80pt" fo:text-indent="0.00pt"/>
    </style:style>
    <style:style style:name="P16" style:family="paragraph">
      <style:paragraph-properties fo:line-height="100.00%" fo:text-align="left" fo:margin-left="35.40pt" fo:text-indent="35.40pt"/>
    </style:style>
    <style:style style:name="P17" style:family="paragraph">
      <style:paragraph-properties fo:line-height="100.00%" fo:text-align="justify" fo:margin-top="8.50pt" fo:margin-bottom="5.65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63.90pt"/>
          <style:tab-stop style:position="3286.90pt" style:type="center"/>
          <style:tab-stop style:position="421118.90pt" style:type="right"/>
          <style:tab-stop style:position="1622.8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63.90pt"/>
          <style:tab-stop style:position="3286.90pt" style:type="center"/>
          <style:tab-stop style:position="421118.90pt" style:type="right"/>
          <style:tab-stop style:position="1622.85pt"/>
        </style:tab-stops>
      </style:paragraph-properties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163.90pt"/>
          <style:tab-stop style:position="3286.90pt" style:type="center"/>
          <style:tab-stop style:position="421118.90pt" style:type="right"/>
          <style:tab-stop style:position="1622.85pt"/>
        </style:tab-stops>
      </style:paragraph-properties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163.90pt"/>
          <style:tab-stop style:position="3286.90pt" style:type="center"/>
          <style:tab-stop style:position="421118.90pt" style:type="right"/>
          <style:tab-stop style:position="1622.85pt"/>
        </style:tab-stops>
      </style:paragraph-properties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163.90pt"/>
          <style:tab-stop style:position="3286.90pt" style:type="center"/>
          <style:tab-stop style:position="421118.90pt" style:type="right"/>
          <style:tab-stop style:position="1622.85pt"/>
        </style:tab-stops>
      </style:paragraph-properties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justify" fo:margin-left="2.75pt" fo:text-indent="-2.75pt">
        <style:tab-stops>
          <style:tab-stop style:position="163.90pt"/>
          <style:tab-stop style:position="3286.90pt" style:type="center"/>
          <style:tab-stop style:position="421118.90pt" style:type="right"/>
          <style:tab-stop style:position="1622.85pt"/>
        </style:tab-stops>
      </style:paragraph-properties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justify" fo:margin-left="2.75pt" fo:text-indent="-2.75pt">
        <style:tab-stops>
          <style:tab-stop style:position="163.90pt"/>
          <style:tab-stop style:position="3286.90pt" style:type="center"/>
          <style:tab-stop style:position="421118.90pt" style:type="right"/>
          <style:tab-stop style:position="1622.85pt"/>
        </style:tab-stops>
      </style:paragraph-properties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justify" fo:margin-left="2.75pt" fo:text-indent="-2.75pt">
        <style:tab-stops>
          <style:tab-stop style:position="163.90pt"/>
          <style:tab-stop style:position="3286.90pt" style:type="center"/>
          <style:tab-stop style:position="421118.90pt" style:type="right"/>
          <style:tab-stop style:position="1622.85pt"/>
        </style:tab-stops>
      </style:paragraph-properties>
    </style:style>
    <style:style style:name="P32" style:family="paragraph">
      <style:paragraph-properties fo:line-height="100.00%" fo:text-align="justify"/>
    </style:style>
    <style:style style:name="TableColumn0100" style:family="table-column">
      <style:table-column-properties style:column-width="2.314583in"/>
    </style:style>
    <style:style style:name="TableColumn0101" style:family="table-column">
      <style:table-column-properties style:column-width="1.836111in"/>
    </style:style>
    <style:style style:name="TableColumn0102" style:family="table-column">
      <style:table-column-properties style:column-width="1.261806in"/>
    </style:style>
    <style:style style:name="TableColumn0103" style:family="table-column">
      <style:table-column-properties style:column-width="1.275000in"/>
    </style:style>
    <style:style style:name="Table01" style:family="table">
      <style:table-properties style:width="6.687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Xestión de Bases de Datos</text:span></text:p>
      <text:p text:style-name="P1"><text:span text:style-name="T1">Unidade 3- 1ª Parte<text:s/></text:span><text:span text:style-name="T2">–</text:span><text:span text:style-name="T3"><text:s/>Dese</text:span><text:span text:style-name="T4">ño Físico de Bases de Datos<text:s/></text:span><text:span text:style-name="T5">–</text:span><text:span text:style-name="T6"><text:s/>Folla 1</text:span></text:p>
      <text:p text:style-name="P2"><text:span text:style-name="T7">Implementar en MySQL unha base de datos para a xestión dunha biblioteca cos seguintes requisitos e utilizando exclusivamente as instrucións DDL de SQL e garda todo no script metadatosBiblioteca.sql:</text:span></text:p>
      <text:p text:style-name="P3"><text:span text:style-name="T8">Nome da BD:</text:span><text:span text:style-name="T9"><text:s/>Biblioteca</text:span></text:p>
      <text:p text:style-name="P4"><text:span text:style-name="T10">Táboas.<text:s/></text:span><text:span text:style-name="T11">Todas as táboas deber ter soporte para restricións de<text:s/></text:span><text:span text:style-name="T12">chave foránea</text:span><text:span text:style-name="T13"><text:s/>e usar o conxunto de caracteres<text:s/></text:span><text:span text:style-name="T14">latin1</text:span><text:span text:style-name="T15">.</text:span></text:p>
      <text:p text:style-name="P4"><text:span text:style-name="T16">libros<text:tab/></text:span><text:span text:style-name="T17">lib_codigo</text:span><text:span text:style-name="T18"><text:tab/><text:tab/><text:tab/>Integer<text:tab/><text:tab/>Non nulos</text:span></text:p>
      <text:p text:style-name="P5"><text:span text:style-name="T18">lib_titulo<text:tab/><text:tab/><text:tab/>Char (40)<text:tab/><text:tab/>Non nulos</text:span></text:p>
      <text:p text:style-name="P5"><text:span text:style-name="T18">lib_exemplares_tot<text:tab/>Integer<text:tab/><text:tab/>Non nulos</text:span></text:p>
      <text:p text:style-name="P5"><text:span text:style-name="T18">lib_exemplares_disp<text:tab/>Integer<text:tab/><text:tab/>Non nulos</text:span></text:p>
      <text:p text:style-name="P5"><text:span text:style-name="T18">lib_codigomateria<text:tab/><text:tab/>Integer<text:tab/><text:tab/>Nulos</text:span></text:p>
      <text:p text:style-name="P6"><text:span text:style-name="T19">autores</text:span><text:span text:style-name="T20"><text:s/><text:tab/></text:span><text:span text:style-name="T21">aut_codigo</text:span><text:span text:style-name="T22"><text:tab/><text:tab/><text:tab/>Integer<text:tab/><text:tab/>Non nulos</text:span></text:p>
      <text:p text:style-name="P7"><text:span text:style-name="T22">aut_nome<text:tab/><text:tab/><text:tab/>Char (40)<text:tab/><text:tab/>Non nulos</text:span></text:p>
      <text:p text:style-name="P7"><text:span text:style-name="T22">aut_nacionalidade<text:tab/><text:tab/>Char (20)<text:tab/><text:tab/>Nulos</text:span></text:p>
      <text:p text:style-name="P7"><text:span text:style-name="T22">aut_datanacemento<text:tab/><text:tab/>Date<text:tab/><text:tab/><text:tab/>Non nulos</text:span></text:p>
      <text:p text:style-name="P7"><text:span text:style-name="T22">aut_datafalecemento<text:tab/>Date<text:tab/><text:tab/><text:tab/>Nulo</text:span></text:p>
      <text:p text:style-name="P8"><text:span text:style-name="T23">escrito<text:tab/></text:span><text:span text:style-name="T24">esc_codigolibro</text:span><text:span text:style-name="T25"><text:tab/><text:tab/>Integer<text:tab/><text:tab/>Non nulos</text:span></text:p>
      <text:p text:style-name="P9"><text:span text:style-name="T26">esc_codigoautor</text:span><text:span text:style-name="T27"><text:tab/><text:tab/>Integer<text:tab/><text:tab/>Non nulos</text:span></text:p>
      <text:p text:style-name="P10"><text:span text:style-name="T28">materias<text:tab/></text:span><text:span text:style-name="T29">mat_codigo</text:span><text:span text:style-name="T30"><text:tab/><text:tab/><text:tab/>Integer<text:tab/><text:tab/>Non nulos</text:span></text:p>
      <text:p text:style-name="P11"><text:span text:style-name="T30">mat_nome<text:tab/><text:tab/><text:tab/>Char (25)<text:tab/><text:tab/>Non nulos</text:span></text:p>
      <text:p text:style-name="P12"><text:span text:style-name="T31">usuarios</text:span><text:span text:style-name="T32"><text:tab/></text:span><text:span text:style-name="T33">usu_codigo</text:span><text:span text:style-name="T34"><text:tab/><text:tab/><text:tab/>Integer<text:tab/><text:tab/>Non nulos</text:span></text:p>
      <text:p text:style-name="P13"><text:span text:style-name="T34">usu_nome<text:tab/><text:tab/><text:tab/>Char (40)<text:tab/><text:tab/>Non nulos</text:span></text:p>
      <text:p text:style-name="P13"><text:span text:style-name="T34">usu_enderezo<text:tab/><text:tab/>Char (40)<text:tab/><text:tab/>Non nulos</text:span></text:p>
      <text:p text:style-name="P13"><text:span text:style-name="T34">usu_cp<text:tab/><text:tab/><text:tab/>Char (5)<text:tab/><text:tab/>Nulos</text:span></text:p>
      <text:p text:style-name="P13"><text:span text:style-name="T34">usu_cidade<text:tab/><text:tab/><text:tab/>Char (20)<text:tab/><text:tab/>Nulos</text:span></text:p>
      <text:p text:style-name="P13"><text:span text:style-name="T34">usu_nif<text:tab/><text:tab/><text:tab/>Char (9)<text:tab/><text:tab/>Non nulos</text:span></text:p>
      <text:p text:style-name="P14"><text:span text:style-name="T35">prestamos</text:span><text:span text:style-name="T36"><text:tab/></text:span><text:span text:style-name="T37">pre_codigolibro</text:span><text:span text:style-name="T38"><text:tab/><text:tab/>Integer<text:tab/><text:tab/>Non nulos</text:span></text:p>
      <text:p text:style-name="P15"><text:span text:style-name="T39">pre_codigousuario</text:span><text:span text:style-name="T40"><text:tab/><text:tab/>Integer<text:tab/><text:tab/>Non nulos</text:span></text:p>
      <text:p text:style-name="P15"><text:span text:style-name="T41">pre_dataprestamo</text:span><text:span text:style-name="T42"><text:tab/><text:tab/>Date<text:tab/><text:tab/><text:tab/>Non nulos</text:span></text:p>
      <text:p text:style-name="P16"><text:span text:style-name="T42">pre_datadevolucion<text:tab/>Date<text:tab/><text:tab/><text:tab/>Nulos</text:span></text:p>
      <text:p text:style-name="P17"><text:span text:style-name="T43">Establecendo as seguintes relacións de clave foránea entre táboas. 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19"><text:span text:style-name="T45">CLAVE FORANEA</text:span><text:span text:style-name="T46"/></text:p>
          </table:table-cell>
          <table:table-cell table:style-name="TableCell010001">
            <text:p text:style-name="P19"><text:span text:style-name="T47">CLAVE REFERENCIADA</text:span><text:span text:style-name="T48"/></text:p>
          </table:table-cell>
          <table:table-cell table:style-name="TableCell010002">
            <text:p text:style-name="P19"><text:span text:style-name="T49">BORRADO</text:span><text:span text:style-name="T50"/></text:p>
          </table:table-cell>
          <table:table-cell table:style-name="TableCell010003">
            <text:p text:style-name="P19"><text:span text:style-name="T51">ACTUALIZACIÓN</text:span><text:span text:style-name="T52"/></text:p>
          </table:table-cell>
        </table:table-row>
        <table:table-row table:style-name="TableRow0101">
          <table:table-cell table:style-name="TableCell010100">
            <text:p text:style-name="P22"><text:span text:style-name="T53">libros (lib_codigomateria)</text:span><text:span text:style-name="T54"/></text:p>
          </table:table-cell>
          <table:table-cell table:style-name="TableCell010101">
            <text:p text:style-name="P22"><text:span text:style-name="T55">materia (mat_codigo)</text:span><text:span text:style-name="T56"/></text:p>
          </table:table-cell>
          <table:table-cell table:style-name="TableCell010102">
            <text:p text:style-name="P22"><text:span text:style-name="T57">POSTA A NULO<text:s/></text:span><text:span text:style-name="T58"/></text:p>
          </table:table-cell>
          <table:table-cell table:style-name="TableCell010103">
            <text:p text:style-name="P22"><text:span text:style-name="T59">RESTRINXIDA</text:span><text:span text:style-name="T60"/></text:p>
          </table:table-cell>
        </table:table-row>
        <table:table-row table:style-name="TableRow0102">
          <table:table-cell table:style-name="TableCell010200">
            <text:p text:style-name="P24"><text:span text:style-name="T61">escrito (esc_codigolibro)</text:span><text:span text:style-name="T62"/></text:p>
          </table:table-cell>
          <table:table-cell table:style-name="TableCell010201">
            <text:p text:style-name="P24"><text:span text:style-name="T63">libro (lib_codigo)</text:span><text:span text:style-name="T64"/></text:p>
          </table:table-cell>
          <table:table-cell table:style-name="TableCell010202">
            <text:p text:style-name="P24"><text:span text:style-name="T65">CASCADA</text:span><text:span text:style-name="T66"/></text:p>
          </table:table-cell>
          <table:table-cell table:style-name="TableCell010203">
            <text:p text:style-name="P24"><text:span text:style-name="T67">RESTRINXIDA</text:span><text:span text:style-name="T68"/></text:p>
          </table:table-cell>
        </table:table-row>
        <table:table-row table:style-name="TableRow0103">
          <table:table-cell table:style-name="TableCell010300">
            <text:p text:style-name="P26"><text:span text:style-name="T69">escrito (esc_codigoautor)</text:span><text:span text:style-name="T70"/></text:p>
          </table:table-cell>
          <table:table-cell table:style-name="TableCell010301">
            <text:p text:style-name="P26"><text:span text:style-name="T71">autor (aut_codigo)</text:span><text:span text:style-name="T72"/></text:p>
          </table:table-cell>
          <table:table-cell table:style-name="TableCell010302">
            <text:p text:style-name="P26"><text:span text:style-name="T73">CASCADA</text:span><text:span text:style-name="T74"/></text:p>
          </table:table-cell>
          <table:table-cell table:style-name="TableCell010303">
            <text:p text:style-name="P26"><text:span text:style-name="T75">RESTRINXIDA</text:span><text:span text:style-name="T76"/></text:p>
          </table:table-cell>
        </table:table-row>
        <table:table-row table:style-name="TableRow0104">
          <table:table-cell table:style-name="TableCell010400">
            <text:p text:style-name="P28"><text:span text:style-name="T77">prestamos (pre_codigolibro)</text:span><text:span text:style-name="T78"/></text:p>
          </table:table-cell>
          <table:table-cell table:style-name="TableCell010401">
            <text:p text:style-name="P28"><text:span text:style-name="T79">libro (lib_codigo)</text:span><text:span text:style-name="T80"/></text:p>
          </table:table-cell>
          <table:table-cell table:style-name="TableCell010402">
            <text:p text:style-name="P28"><text:span text:style-name="T81">RESTRINXIDA</text:span><text:span text:style-name="T82"/></text:p>
          </table:table-cell>
          <table:table-cell table:style-name="TableCell010403">
            <text:p text:style-name="P28"><text:span text:style-name="T83">RESTRINXIDA</text:span><text:span text:style-name="T84"/></text:p>
          </table:table-cell>
        </table:table-row>
        <table:table-row table:style-name="TableRow0105">
          <table:table-cell table:style-name="TableCell010500">
            <text:p text:style-name="P30"><text:span text:style-name="T85">prestamos (pre_codigousuario)</text:span><text:span text:style-name="T86"/></text:p>
          </table:table-cell>
          <table:table-cell table:style-name="TableCell010501">
            <text:p text:style-name="P30"><text:span text:style-name="T87">usuario (usu_codigo)</text:span><text:span text:style-name="T88"/></text:p>
          </table:table-cell>
          <table:table-cell table:style-name="TableCell010502">
            <text:p text:style-name="P30"><text:span text:style-name="T89">RESTRINXIDA</text:span><text:span text:style-name="T90"/></text:p>
          </table:table-cell>
          <table:table-cell table:style-name="TableCell010503">
            <text:p text:style-name="P30"><text:span text:style-name="T91">RESTRINXIDA</text:span><text:span text:style-name="T92"/></text:p>
          </table:table-cell>
        </table:table-row>
      </table:table>
      <text:p text:style-name="P32"><text:span text:style-name="T92"/></text:p>
      <text:p text:style-name="P32"><text:span text:style-name="T93"/></text:p>
      <text:p text:style-name="P32"><text:span text:style-name="T93">Usa o script metadatosBiblioteca.sql executando dende a consola MS-DOS e fóra do cliente mysql a instrución: mysql -u root -p &lt; ruta_metadatosBiblioteca.sql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